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'Courier New', monospace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break-before="page" fo:background-color="#ffffff">
        <style:background-image/>
      </style:paragraph-properties>
      <style:text-properties fo:color="#000000" fo:background-color="#ffffff"/>
    </style:style>
    <style:style style:name="P2" style:family="paragraph" style:parent-style-name="Standard">
      <style:paragraph-properties fo:margin-top="0in" fo:margin-bottom="0.1965in" style:line-height-at-least="0.198in" fo:background-color="#ffffff">
        <style:background-image/>
      </style:paragraph-properties>
      <style:text-properties fo:color="#000000" style:font-name="Consolas" fo:font-size="10.5pt" fo:font-weight="normal" fo:background-color="#ffffff"/>
    </style:style>
    <style:style style:name="P3" style:family="paragraph" style:parent-style-name="Standard">
      <style:paragraph-properties fo:margin-top="0in" fo:margin-bottom="0.1965in" style:line-height-at-least="0.198in" fo:background-color="#ffffff">
        <style:background-image/>
      </style:paragraph-properties>
      <style:text-properties fo:color="#000000" fo:background-color="#ffffff"/>
    </style:style>
    <style:style style:name="P4" style:family="paragraph" style:parent-style-name="Standard">
      <style:paragraph-properties fo:background-color="#ffffff">
        <style:background-image/>
      </style:paragraph-properties>
      <style:text-properties fo:color="#000000" style:font-name="Consolas" fo:font-size="10.5pt" fo:font-weight="normal" fo:background-color="#ffffff"/>
    </style:style>
    <style:style style:name="P5" style:family="paragraph" style:parent-style-name="Standard">
      <style:paragraph-properties style:line-height-at-least="0.198in" fo:background-color="#ffffff">
        <style:background-image/>
      </style:paragraph-properties>
      <style:text-properties fo:color="#000000" style:font-name="Consolas" fo:font-size="10.5pt" fo:font-weight="normal" fo:background-color="#ffffff"/>
    </style:style>
    <style:style style:name="P6" style:family="paragraph" style:parent-style-name="Standard">
      <style:paragraph-properties fo:background-color="#ffffff">
        <style:background-image/>
      </style:paragraph-properties>
      <style:text-properties fo:color="#000000" fo:background-color="#ffffff"/>
    </style:style>
    <style:style style:name="P7" style:family="paragraph" style:parent-style-name="Standard">
      <style:paragraph-properties style:line-height-at-least="0.198in" fo:background-color="#ffffff">
        <style:background-image/>
      </style:paragraph-properties>
      <style:text-properties fo:color="#000000" fo:background-color="#ffffff"/>
    </style:style>
    <style:style style:name="T1" style:family="text">
      <style:text-properties fo:color="#808080"/>
    </style:style>
    <style:style style:name="T2" style:family="text">
      <style:text-properties fo:color="#808080" style:font-name="Consolas" fo:font-size="10.5pt" fo:font-weight="normal"/>
    </style:style>
    <style:style style:name="T3" style:family="text">
      <style:text-properties fo:color="#569cd6"/>
    </style:style>
    <style:style style:name="T4" style:family="text">
      <style:text-properties fo:color="#569cd6" style:font-name="Consolas" fo:font-size="10.5pt" fo:font-weight="normal"/>
    </style:style>
    <style:style style:name="T5" style:family="text">
      <style:text-properties fo:color="#9cdcfe"/>
    </style:style>
    <style:style style:name="T6" style:family="text">
      <style:text-properties fo:color="#9cdcfe" style:font-name="Consolas" fo:font-size="10.5pt" fo:font-weight="normal"/>
    </style:style>
    <style:style style:name="T7" style:family="text">
      <style:text-properties fo:color="#ce9178"/>
    </style:style>
    <style:style style:name="T8" style:family="text">
      <style:text-properties fo:color="#ce9178" style:font-name="Consolas" fo:font-size="10.5pt" fo:font-weight="normal"/>
    </style:style>
    <style:style style:name="T9" style:family="text">
      <style:text-properties style:font-name="Consolas" fo:font-size="10.5pt" fo:font-weight="normal"/>
    </style:style>
    <style:style style:name="T10" style:family="text">
      <style:text-properties fo:color="#d7ba7d"/>
    </style:style>
    <style:style style:name="T11" style:family="text">
      <style:text-properties fo:color="#d7ba7d" style:font-name="Consolas" fo:font-size="10.5pt" fo:font-weight="normal"/>
    </style:style>
    <style:style style:name="T12" style:family="text">
      <style:text-properties fo:color="#b5cea8" style:font-name="Consolas" fo:font-size="10.5pt" fo:font-weight="normal"/>
    </style:style>
    <style:style style:name="T13" style:family="text">
      <style:text-properties fo:color="#dcdcaa" style:font-name="Consolas" fo:font-size="10.5pt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Oefening</text:p>
      <text:p text:style-name="P6"/>
      <text:p text:style-name="P5">&lt;!DOCTYPE html&gt;</text:p>
      <text:p text:style-name="P5">&lt;html lang="nl"&gt;</text:p>
      <text:p text:style-name="P7"/>
      <text:p text:style-name="P5">&lt;head&gt;</text:p>
      <text:p text:style-name="P7">    <text:span text:style-name="T9">&lt;</text:span><text:span text:style-name="T9">meta</text:span><text:span text:style-name="T9"> </text:span><text:span text:style-name="T9">http-equiv</text:span><text:span text:style-name="T9">=</text:span><text:span text:style-name="T9">"Content-Type"</text:span><text:span text:style-name="T9"> </text:span><text:span text:style-name="T9">content</text:span><text:span text:style-name="T9">=</text:span><text:span text:style-name="T9">"text/html; </text:span></text:p>
      <text:p text:style-name="P7">          <text:span text:style-name="T9">charset=UTF-8"</text:span><text:span text:style-name="T9">&gt;</text:span></text:p>
      <text:p text:style-name="P7">    <text:span text:style-name="T9">&lt;</text:span><text:span text:style-name="T9">title</text:span><text:span text:style-name="T9">&gt;</text:span><text:span text:style-name="T9">Oefening 1 tot 6</text:span><text:span text:style-name="T9">&lt;/</text:span><text:span text:style-name="T9">title</text:span><text:span text:style-name="T9">&gt;</text:span></text:p>
      <text:p text:style-name="P7">    <text:span text:style-name="T9">&lt;</text:span><text:span text:style-name="T9">style</text:span><text:span text:style-name="T9">&gt;</text:span></text:p>
      <text:p text:style-name="P7">        <text:span text:style-name="T9">body</text:span><text:span text:style-name="T9"> {</text:span></text:p>
      <text:p text:style-name="P7">            <text:span text:style-name="T9">border</text:span><text:span text:style-name="T9">: </text:span><text:span text:style-name="T9">1px</text:span><text:span text:style-name="T9"> </text:span><text:span text:style-name="T9">solid</text:span><text:span text:style-name="T9"> </text:span><text:span text:style-name="T9">black</text:span><text:span text:style-name="T9">;</text:span></text:p>
      <text:p text:style-name="P7">            <text:span text:style-name="T9">width</text:span><text:span text:style-name="T9">: </text:span><text:span text:style-name="T9">40%</text:span><text:span text:style-name="T9">;</text:span></text:p>
      <text:p text:style-name="P7">            <text:span text:style-name="T9">font-size</text:span><text:span text:style-name="T9">: </text:span><text:span text:style-name="T9">80px</text:span><text:span text:style-name="T9">;</text:span></text:p>
      <text:p text:style-name="P7">        <text:span text:style-name="T9">}</text:span></text:p>
      <text:p text:style-name="P7"/>
      <text:p text:style-name="P7">        <text:span text:style-name="T9">#A</text:span><text:span text:style-name="T9"> {</text:span></text:p>
      <text:p text:style-name="P7">            <text:span text:style-name="T9">width</text:span><text:span text:style-name="T9">: </text:span><text:span text:style-name="T9">150px</text:span><text:span text:style-name="T9">;</text:span></text:p>
      <text:p text:style-name="P7">            <text:span text:style-name="T9">height</text:span><text:span text:style-name="T9">: </text:span><text:span text:style-name="T9">150px</text:span><text:span text:style-name="T9">;</text:span></text:p>
      <text:p text:style-name="P7">            <text:span text:style-name="T9">background-color</text:span><text:span text:style-name="T9">: </text:span><text:span text:style-name="T9">green</text:span><text:span text:style-name="T9">;</text:span></text:p>
      <text:p text:style-name="P7">            <text:span text:style-name="T9">margin</text:span><text:span text:style-name="T9">: </text:span><text:span text:style-name="T9">10px</text:span><text:span text:style-name="T9"> </text:span><text:span text:style-name="T9">0px</text:span><text:span text:style-name="T9"> </text:span><text:span text:style-name="T9">0px</text:span><text:span text:style-name="T9"> </text:span><text:span text:style-name="T9">10px</text:span><text:span text:style-name="T9">;</text:span></text:p>
      <text:p text:style-name="P7">            <text:span text:style-name="T9">padding</text:span><text:span text:style-name="T9">: </text:span><text:span text:style-name="T9">0px</text:span><text:span text:style-name="T9"> </text:span><text:span text:style-name="T9">0px</text:span><text:span text:style-name="T9"> </text:span><text:span text:style-name="T9">0px</text:span><text:span text:style-name="T9"> </text:span><text:span text:style-name="T9">25px</text:span><text:span text:style-name="T9">;</text:span></text:p>
      <text:p text:style-name="P7">            <text:span text:style-name="T9">box-shadow</text:span><text:span text:style-name="T9">: </text:span><text:span text:style-name="T9">5px</text:span><text:span text:style-name="T9"> </text:span><text:span text:style-name="T9">5px</text:span><text:span text:style-name="T9"> </text:span><text:span text:style-name="T9">10px</text:span><text:span text:style-name="T9"> </text:span><text:span text:style-name="T9">green</text:span><text:span text:style-name="T9">;</text:span></text:p>
      <text:p text:style-name="P7">        <text:span text:style-name="T9">}</text:span></text:p>
      <text:p text:style-name="P7"/>
      <text:p text:style-name="P7">        <text:span text:style-name="T9">#B</text:span><text:span text:style-name="T9"> {</text:span></text:p>
      <text:p text:style-name="P7">            <text:span text:style-name="T9">width</text:span><text:span text:style-name="T9">: </text:span><text:span text:style-name="T9">150px</text:span><text:span text:style-name="T9">;</text:span></text:p>
      <text:p text:style-name="P7">            <text:span text:style-name="T9">height</text:span><text:span text:style-name="T9">: </text:span><text:span text:style-name="T9">150px</text:span><text:span text:style-name="T9">;</text:span></text:p>
      <text:p text:style-name="P7">            <text:span text:style-name="T9">background-color</text:span><text:span text:style-name="T9">: </text:span><text:span text:style-name="T9">red</text:span><text:span text:style-name="T9">;</text:span></text:p>
      <text:p text:style-name="P7">            <text:span text:style-name="T9">margin</text:span><text:span text:style-name="T9">: </text:span><text:span text:style-name="T9">20px</text:span><text:span text:style-name="T9"> </text:span><text:span text:style-name="T9">0px</text:span><text:span text:style-name="T9"> </text:span><text:span text:style-name="T9">20px</text:span><text:span text:style-name="T9"> </text:span><text:span text:style-name="T9">70px</text:span><text:span text:style-name="T9">;</text:span></text:p>
      <text:p text:style-name="P7">            <text:span text:style-name="T9">padding</text:span><text:span text:style-name="T9">: </text:span><text:span text:style-name="T9">auto</text:span><text:span text:style-name="T9">;</text:span></text:p>
      <text:p text:style-name="P7">            <text:span text:style-name="T9">box-shadow</text:span><text:span text:style-name="T9">: </text:span><text:span text:style-name="T9">-5px</text:span><text:span text:style-name="T9"> </text:span><text:span text:style-name="T9">-5px</text:span><text:span text:style-name="T9"> </text:span><text:span text:style-name="T9">10px</text:span><text:span text:style-name="T9"> </text:span><text:span text:style-name="T9">black</text:span><text:span text:style-name="T9">;</text:span></text:p>
      <text:p text:style-name="P7">        <text:span text:style-name="T9">}</text:span></text:p>
      <text:p text:style-name="P7"/>
      <text:p text:style-name="P7">        <text:span text:style-name="T9">#C</text:span><text:span text:style-name="T9"> {</text:span></text:p>
      <text:p text:style-name="P7">            <text:span text:style-name="T9">width</text:span><text:span text:style-name="T9">: </text:span><text:span text:style-name="T9">150px</text:span><text:span text:style-name="T9">;</text:span></text:p>
      <text:p text:style-name="P7">            <text:span text:style-name="T9">height</text:span><text:span text:style-name="T9">: </text:span><text:span text:style-name="T9">150px</text:span><text:span text:style-name="T9">;</text:span></text:p>
      <text:p text:style-name="P7">            <text:span text:style-name="T9">background-color</text:span><text:span text:style-name="T9">: </text:span><text:span text:style-name="T9">blue</text:span><text:span text:style-name="T9">;</text:span></text:p>
      <text:p text:style-name="P7">            <text:span text:style-name="T9">margin</text:span><text:span text:style-name="T9">: </text:span><text:span text:style-name="T9">0px</text:span><text:span text:style-name="T9"> </text:span><text:span text:style-name="T9">auto</text:span><text:span text:style-name="T9"> </text:span><text:span text:style-name="T9">30px</text:span><text:span text:style-name="T9"> </text:span><text:span text:style-name="T9">auto</text:span><text:span text:style-name="T9">;</text:span></text:p>
      <text:p text:style-name="P7">            <text:span text:style-name="T9">padding</text:span><text:span text:style-name="T9">: </text:span><text:span text:style-name="T9">0px</text:span><text:span text:style-name="T9"> </text:span><text:span text:style-name="T9">25px</text:span><text:span text:style-name="T9"> </text:span><text:span text:style-name="T9">0px</text:span><text:span text:style-name="T9"> </text:span><text:span text:style-name="T9">0px</text:span><text:span text:style-name="T9">;</text:span></text:p>
      <text:p text:style-name="P7">            <text:span text:style-name="T9">box-shadow</text:span><text:span text:style-name="T9">: </text:span><text:span text:style-name="T9">0px</text:span><text:span text:style-name="T9"> </text:span><text:span text:style-name="T9">5px</text:span><text:span text:style-name="T9"> </text:span><text:span text:style-name="T9">10px</text:span><text:span text:style-name="T9"> </text:span><text:span text:style-name="T9">blue</text:span><text:span text:style-name="T9">;</text:span></text:p>
      <text:p text:style-name="P7">        <text:span text:style-name="T9">}</text:span></text:p>
      <text:p text:style-name="P7">    <text:span text:style-name="T9">&lt;/</text:span><text:span text:style-name="T9">style</text:span><text:span text:style-name="T9">&gt;</text:span></text:p>
      <text:p text:style-name="P5">&lt;/head&gt;</text:p>
      <text:p text:style-name="P7"/>
      <text:p text:style-name="P5">&lt;body&gt;</text:p>
      <text:p text:style-name="P7">    <text:span text:style-name="T9">&lt;</text:span><text:span text:style-name="T9">div</text:span><text:span text:style-name="T9"> </text:span><text:span text:style-name="T9">id</text:span><text:span text:style-name="T9">=</text:span><text:span text:style-name="T9">"A"</text:span><text:span text:style-name="T9"> </text:span><text:span text:style-name="T9">style</text:span><text:span text:style-name="T9">=</text:span><text:span text:style-name="T9">"border: 1px solid black;"</text:span><text:span text:style-name="T9">&gt;</text:span></text:p>
      <text:p text:style-name="P7">        <text:span text:style-name="T9">A</text:span></text:p>
      <text:p text:style-name="P7">    <text:span text:style-name="T9">&lt;/</text:span><text:span text:style-name="T9">div</text:span><text:span text:style-name="T9">&gt;</text:span></text:p>
      <text:p text:style-name="P7">    <text:span text:style-name="T9">&lt;</text:span><text:span text:style-name="T9">div</text:span><text:span text:style-name="T9"> </text:span><text:span text:style-name="T9">id</text:span><text:span text:style-name="T9">=</text:span><text:span text:style-name="T9">"B"</text:span><text:span text:style-name="T9"> </text:span><text:span text:style-name="T9">style</text:span><text:span text:style-name="T9">=</text:span><text:span text:style-name="T9">"border: 2px solid black;"</text:span><text:span text:style-name="T9">&gt;</text:span></text:p>
      <text:p text:style-name="P7">        <text:span text:style-name="T9">B</text:span></text:p>
      <text:p text:style-name="P7"><text:soft-page-break/>    <text:span text:style-name="T9">&lt;/</text:span><text:span text:style-name="T9">div</text:span><text:span text:style-name="T9">&gt;</text:span></text:p>
      <text:p text:style-name="P7">    <text:span text:style-name="T9">&lt;</text:span><text:span text:style-name="T9">div</text:span><text:span text:style-name="T9"> </text:span><text:span text:style-name="T9">id</text:span><text:span text:style-name="T9">=</text:span><text:span text:style-name="T9">"C"</text:span><text:span text:style-name="T9"> </text:span><text:span text:style-name="T9">style</text:span><text:span text:style-name="T9">=</text:span><text:span text:style-name="T9">"border: 3px dotted black;"</text:span><text:span text:style-name="T9">&gt;</text:span></text:p>
      <text:p text:style-name="P7">        <text:span text:style-name="T9">C</text:span></text:p>
      <text:p text:style-name="P7">    <text:span text:style-name="T9">&lt;/</text:span><text:span text:style-name="T9">div</text:span><text:span text:style-name="T9">&gt;</text:span></text:p>
      <text:p text:style-name="P5">&lt;/body&gt;</text:p>
      <text:p text:style-name="P7"/>
      <text:p text:style-name="P5">&lt;/html&gt;</text:p>
      <text:p text:style-name="P6"/>
      <text:p text:style-name="P1">Oefening 7</text:p>
      <text:p text:style-name="P4">&lt;!DOCTYPE html&gt;</text:p>
      <text:p text:style-name="P5">&lt;html lang="en"&gt;</text:p>
      <text:p text:style-name="P7"/>
      <text:p text:style-name="P5">&lt;head&gt;</text:p>
      <text:p text:style-name="P7">    <text:span text:style-name="T9">&lt;</text:span><text:span text:style-name="T9">meta</text:span><text:span text:style-name="T9"> </text:span><text:span text:style-name="T9">charset</text:span><text:span text:style-name="T9">=</text:span><text:span text:style-name="T9">"UTF-8"</text:span><text:span text:style-name="T9">&gt;</text:span></text:p>
      <text:p text:style-name="P7">    <text:span text:style-name="T9">&lt;</text:span><text:span text:style-name="T9">meta</text:span><text:span text:style-name="T9"> </text:span><text:span text:style-name="T9">name</text:span><text:span text:style-name="T9">=</text:span><text:span text:style-name="T9">"viewport"</text:span><text:span text:style-name="T9"> </text:span><text:span text:style-name="T9">content</text:span><text:span text:style-name="T9">=</text:span><text:span text:style-name="T9">"width=device-width, initial-scale=1.0"</text:span><text:span text:style-name="T9">&gt;</text:span></text:p>
      <text:p text:style-name="P7">    <text:span text:style-name="T9">&lt;</text:span><text:span text:style-name="T9">title</text:span><text:span text:style-name="T9">&gt;</text:span><text:span text:style-name="T9">Oefening 7</text:span><text:span text:style-name="T9">&lt;/</text:span><text:span text:style-name="T9">title</text:span><text:span text:style-name="T9">&gt;</text:span></text:p>
      <text:p text:style-name="P7">    <text:span text:style-name="T9">&lt;</text:span><text:span text:style-name="T9">style</text:span><text:span text:style-name="T9">&gt;</text:span></text:p>
      <text:p text:style-name="P7">        <text:span text:style-name="T9">body</text:span><text:span text:style-name="T9"> {</text:span></text:p>
      <text:p text:style-name="P7">            <text:span text:style-name="T9">border</text:span><text:span text:style-name="T9">: </text:span><text:span text:style-name="T9">1px</text:span><text:span text:style-name="T9"> </text:span><text:span text:style-name="T9">solid</text:span><text:span text:style-name="T9"> </text:span><text:span text:style-name="T9">black</text:span></text:p>
      <text:p text:style-name="P7">        <text:span text:style-name="T9">}</text:span></text:p>
      <text:p text:style-name="P7"/>
      <text:p text:style-name="P7">        <text:span text:style-name="T9">div</text:span><text:span text:style-name="T9"> {</text:span></text:p>
      <text:p text:style-name="P7">            <text:span text:style-name="T9">margin</text:span><text:span text:style-name="T9">: </text:span><text:span text:style-name="T9">0px</text:span><text:span text:style-name="T9"> </text:span><text:span text:style-name="T9">2px</text:span><text:span text:style-name="T9"> </text:span><text:span text:style-name="T9">0px</text:span><text:span text:style-name="T9"> </text:span><text:span text:style-name="T9">0px</text:span><text:span text:style-name="T9">;</text:span></text:p>
      <text:p text:style-name="P7">        <text:span text:style-name="T9">}</text:span></text:p>
      <text:p text:style-name="P7"/>
      <text:p text:style-name="P7">        <text:span text:style-name="T9">#top</text:span><text:span text:style-name="T9"> {</text:span></text:p>
      <text:p text:style-name="P7">            <text:span text:style-name="T9">background-color</text:span><text:span text:style-name="T9">: </text:span><text:span text:style-name="T9">#fff</text:span><text:span text:style-name="T9">;</text:span></text:p>
      <text:p text:style-name="P7">            <text:span text:style-name="T9">color</text:span><text:span text:style-name="T9">: </text:span><text:span text:style-name="T9">black</text:span><text:span text:style-name="T9">;</text:span></text:p>
      <text:p text:style-name="P7">        <text:span text:style-name="T9">}</text:span></text:p>
      <text:p text:style-name="P7"/>
      <text:p text:style-name="P7">        <text:span text:style-name="T9">#black</text:span><text:span text:style-name="T9"> {</text:span></text:p>
      <text:p text:style-name="P7">            <text:span text:style-name="T9">background-color</text:span><text:span text:style-name="T9">: </text:span><text:span text:style-name="T9">#000</text:span><text:span text:style-name="T9">;</text:span></text:p>
      <text:p text:style-name="P7">            <text:span text:style-name="T9">color</text:span><text:span text:style-name="T9">: </text:span><text:span text:style-name="T9">white</text:span><text:span text:style-name="T9">;</text:span></text:p>
      <text:p text:style-name="P7">        <text:span text:style-name="T9">}</text:span></text:p>
      <text:p text:style-name="P7"/>
      <text:p text:style-name="P7">        <text:span text:style-name="T9">#red</text:span><text:span text:style-name="T9"> {</text:span></text:p>
      <text:p text:style-name="P7">            <text:span text:style-name="T9">background-color</text:span><text:span text:style-name="T9">: </text:span><text:span text:style-name="T9">#f00</text:span><text:span text:style-name="T9">;</text:span></text:p>
      <text:p text:style-name="P7">            <text:span text:style-name="T9">color</text:span><text:span text:style-name="T9">: </text:span><text:span text:style-name="T9">white</text:span><text:span text:style-name="T9">;</text:span></text:p>
      <text:p text:style-name="P7">        <text:span text:style-name="T9">}</text:span></text:p>
      <text:p text:style-name="P7"/>
      <text:p text:style-name="P7">        <text:span text:style-name="T9">#green</text:span><text:span text:style-name="T9"> {</text:span></text:p>
      <text:p text:style-name="P7">            <text:span text:style-name="T9">background-color</text:span><text:span text:style-name="T9">: </text:span><text:span text:style-name="T9">#0f0</text:span><text:span text:style-name="T9">;</text:span></text:p>
      <text:p text:style-name="P7">            <text:span text:style-name="T9">color</text:span><text:span text:style-name="T9">: </text:span><text:span text:style-name="T9">white</text:span><text:span text:style-name="T9">;</text:span></text:p>
      <text:p text:style-name="P7">        <text:span text:style-name="T9">}</text:span></text:p>
      <text:p text:style-name="P7"/>
      <text:p text:style-name="P7">        <text:span text:style-name="T9">#blue</text:span><text:span text:style-name="T9"> {</text:span></text:p>
      <text:p text:style-name="P7">            <text:span text:style-name="T9">background-color</text:span><text:span text:style-name="T9">: </text:span><text:span text:style-name="T9">#00f</text:span><text:span text:style-name="T9">;</text:span></text:p>
      <text:p text:style-name="P7">            <text:span text:style-name="T9">color</text:span><text:span text:style-name="T9">: </text:span><text:span text:style-name="T9">white</text:span><text:span text:style-name="T9">;</text:span></text:p>
      <text:p text:style-name="P7">        <text:span text:style-name="T9">}</text:span></text:p>
      <text:p text:style-name="P7"/>
      <text:p text:style-name="P7">        <text:span text:style-name="T9">#white</text:span><text:span text:style-name="T9"> {</text:span></text:p>
      <text:p text:style-name="P7">            <text:span text:style-name="T9">background-color</text:span><text:span text:style-name="T9">: </text:span><text:span text:style-name="T9">#fff</text:span><text:span text:style-name="T9">;</text:span></text:p>
      <text:p text:style-name="P7">            <text:span text:style-name="T9">color</text:span><text:span text:style-name="T9">: </text:span><text:span text:style-name="T9">black</text:span><text:span text:style-name="T9">;</text:span></text:p>
      <text:p text:style-name="P7">        <text:span text:style-name="T9">}</text:span></text:p>
      <text:p text:style-name="P7"/>
      <text:p text:style-name="P7">        <text:span text:style-name="T9">li</text:span><text:span text:style-name="T9"> {</text:span></text:p>
      <text:p text:style-name="P7">            <text:span text:style-name="T9">display</text:span><text:span text:style-name="T9">: </text:span><text:span text:style-name="T9">inline-block</text:span><text:span text:style-name="T9">;</text:span></text:p>
      <text:p text:style-name="P7">            <text:span text:style-name="T9">width</text:span><text:span text:style-name="T9">: </text:span><text:span text:style-name="T9">19%</text:span><text:span text:style-name="T9">; </text:span></text:p>
      <text:p text:style-name="P7">        <text:span text:style-name="T9">}</text:span></text:p>
      <text:p text:style-name="P7"><text:soft-page-break/>    <text:span text:style-name="T9">&lt;/</text:span><text:span text:style-name="T9">style</text:span><text:span text:style-name="T9">&gt;</text:span></text:p>
      <text:p text:style-name="P5">&lt;/head&gt;</text:p>
      <text:p text:style-name="P7"/>
      <text:p text:style-name="P5">&lt;body&gt;</text:p>
      <text:p text:style-name="P7">    <text:span text:style-name="T9">&lt;</text:span><text:span text:style-name="T9">div</text:span><text:span text:style-name="T9"> </text:span><text:span text:style-name="T9">id</text:span><text:span text:style-name="T9">=</text:span><text:span text:style-name="T9">"top"</text:span><text:span text:style-name="T9">&gt;</text:span></text:p>
      <text:p text:style-name="P7">        <text:span text:style-name="T9">&lt;</text:span><text:span text:style-name="T9">li</text:span><text:span text:style-name="T9">&gt;</text:span><text:span text:style-name="T9">Kleur</text:span><text:span text:style-name="T9">&lt;/</text:span><text:span text:style-name="T9">li</text:span><text:span text:style-name="T9">&gt;</text:span></text:p>
      <text:p text:style-name="P7">        <text:span text:style-name="T9">&lt;</text:span><text:span text:style-name="T9">li</text:span><text:span text:style-name="T9">&gt;</text:span><text:span text:style-name="T9">Percentage</text:span><text:span text:style-name="T9">&lt;/</text:span><text:span text:style-name="T9">li</text:span><text:span text:style-name="T9">&gt;</text:span></text:p>
      <text:p text:style-name="P7">        <text:span text:style-name="T9">&lt;</text:span><text:span text:style-name="T9">li</text:span><text:span text:style-name="T9">&gt;</text:span><text:span text:style-name="T9">Decimaal</text:span><text:span text:style-name="T9">&lt;/</text:span><text:span text:style-name="T9">li</text:span><text:span text:style-name="T9">&gt;</text:span></text:p>
      <text:p text:style-name="P7">        <text:span text:style-name="T9">&lt;</text:span><text:span text:style-name="T9">li</text:span><text:span text:style-name="T9">&gt;</text:span><text:span text:style-name="T9">Hexadecimaal</text:span><text:span text:style-name="T9">&lt;/</text:span><text:span text:style-name="T9">li</text:span><text:span text:style-name="T9">&gt;</text:span></text:p>
      <text:p text:style-name="P7">        <text:span text:style-name="T9">&lt;</text:span><text:span text:style-name="T9">li</text:span><text:span text:style-name="T9">&gt;</text:span><text:span text:style-name="T9">Kort</text:span><text:span text:style-name="T9">&lt;/</text:span><text:span text:style-name="T9">li</text:span><text:span text:style-name="T9">&gt;</text:span></text:p>
      <text:p text:style-name="P7">    <text:span text:style-name="T9">&lt;/</text:span><text:span text:style-name="T9">div</text:span><text:span text:style-name="T9">&gt;</text:span></text:p>
      <text:p text:style-name="P7">    <text:span text:style-name="T9">&lt;</text:span><text:span text:style-name="T9">div</text:span><text:span text:style-name="T9"> </text:span><text:span text:style-name="T9">id</text:span><text:span text:style-name="T9">=</text:span><text:span text:style-name="T9">"black"</text:span><text:span text:style-name="T9">&gt;</text:span></text:p>
      <text:p text:style-name="P7">        <text:span text:style-name="T9">&lt;</text:span><text:span text:style-name="T9">li</text:span><text:span text:style-name="T9">&gt;</text:span><text:span text:style-name="T9">Zwart</text:span><text:span text:style-name="T9">&lt;/</text:span><text:span text:style-name="T9">li</text:span><text:span text:style-name="T9">&gt;</text:span></text:p>
      <text:p text:style-name="P7">        <text:span text:style-name="T9">&lt;</text:span><text:span text:style-name="T9">li</text:span><text:span text:style-name="T9">&gt;</text:span><text:span text:style-name="T9">rgb(0%, 0%, 0%)</text:span><text:span text:style-name="T9">&lt;/</text:span><text:span text:style-name="T9">li</text:span><text:span text:style-name="T9">&gt;</text:span></text:p>
      <text:p text:style-name="P7">        <text:span text:style-name="T9">&lt;</text:span><text:span text:style-name="T9">li</text:span><text:span text:style-name="T9">&gt;</text:span><text:span text:style-name="T9">rgb(0,0,0)</text:span><text:span text:style-name="T9">&lt;/</text:span><text:span text:style-name="T9">li</text:span><text:span text:style-name="T9">&gt;</text:span></text:p>
      <text:p text:style-name="P7">        <text:span text:style-name="T9">&lt;</text:span><text:span text:style-name="T9">li</text:span><text:span text:style-name="T9">&gt;</text:span><text:span text:style-name="T9">#000000</text:span><text:span text:style-name="T9">&lt;/</text:span><text:span text:style-name="T9">li</text:span><text:span text:style-name="T9">&gt;</text:span></text:p>
      <text:p text:style-name="P7">        <text:span text:style-name="T9">&lt;</text:span><text:span text:style-name="T9">li</text:span><text:span text:style-name="T9">&gt;</text:span><text:span text:style-name="T9">#000</text:span><text:span text:style-name="T9">&lt;/</text:span><text:span text:style-name="T9">li</text:span><text:span text:style-name="T9">&gt;</text:span></text:p>
      <text:p text:style-name="P7">    <text:span text:style-name="T9">&lt;/</text:span><text:span text:style-name="T9">div</text:span><text:span text:style-name="T9">&gt;</text:span></text:p>
      <text:p text:style-name="P7">    <text:span text:style-name="T9">&lt;</text:span><text:span text:style-name="T9">div</text:span><text:span text:style-name="T9"> </text:span><text:span text:style-name="T9">id</text:span><text:span text:style-name="T9">=</text:span><text:span text:style-name="T9">"red"</text:span><text:span text:style-name="T9">&gt;</text:span></text:p>
      <text:p text:style-name="P7">        <text:span text:style-name="T9">&lt;</text:span><text:span text:style-name="T9">li</text:span><text:span text:style-name="T9">&gt;</text:span><text:span text:style-name="T9">Red</text:span><text:span text:style-name="T9">&lt;/</text:span><text:span text:style-name="T9">li</text:span><text:span text:style-name="T9">&gt;</text:span></text:p>
      <text:p text:style-name="P7">        <text:span text:style-name="T9">&lt;</text:span><text:span text:style-name="T9">li</text:span><text:span text:style-name="T9">&gt;</text:span><text:span text:style-name="T9">rgb(100%, 0%, 0%)</text:span><text:span text:style-name="T9">&lt;/</text:span><text:span text:style-name="T9">li</text:span><text:span text:style-name="T9">&gt;</text:span></text:p>
      <text:p text:style-name="P7">        <text:span text:style-name="T9">&lt;</text:span><text:span text:style-name="T9">li</text:span><text:span text:style-name="T9">&gt;</text:span><text:span text:style-name="T9">rgb(255,0,0)</text:span><text:span text:style-name="T9">&lt;/</text:span><text:span text:style-name="T9">li</text:span><text:span text:style-name="T9">&gt;</text:span></text:p>
      <text:p text:style-name="P7">        <text:span text:style-name="T9">&lt;</text:span><text:span text:style-name="T9">li</text:span><text:span text:style-name="T9">&gt;</text:span><text:span text:style-name="T9">#ff0000</text:span><text:span text:style-name="T9">&lt;/</text:span><text:span text:style-name="T9">li</text:span><text:span text:style-name="T9">&gt;</text:span></text:p>
      <text:p text:style-name="P7">        <text:span text:style-name="T9">&lt;</text:span><text:span text:style-name="T9">li</text:span><text:span text:style-name="T9">&gt;</text:span><text:span text:style-name="T9">#f00</text:span><text:span text:style-name="T9">&lt;/</text:span><text:span text:style-name="T9">li</text:span><text:span text:style-name="T9">&gt;</text:span></text:p>
      <text:p text:style-name="P7">    <text:span text:style-name="T9">&lt;/</text:span><text:span text:style-name="T9">div</text:span><text:span text:style-name="T9">&gt;</text:span></text:p>
      <text:p text:style-name="P7">    <text:span text:style-name="T9">&lt;</text:span><text:span text:style-name="T9">div</text:span><text:span text:style-name="T9"> </text:span><text:span text:style-name="T9">id</text:span><text:span text:style-name="T9">=</text:span><text:span text:style-name="T9">"green"</text:span><text:span text:style-name="T9">&gt;</text:span></text:p>
      <text:p text:style-name="P7">        <text:span text:style-name="T9">&lt;</text:span><text:span text:style-name="T9">li</text:span><text:span text:style-name="T9">&gt;</text:span><text:span text:style-name="T9">Green</text:span><text:span text:style-name="T9">&lt;/</text:span><text:span text:style-name="T9">li</text:span><text:span text:style-name="T9">&gt;</text:span></text:p>
      <text:p text:style-name="P7">        <text:span text:style-name="T9">&lt;</text:span><text:span text:style-name="T9">li</text:span><text:span text:style-name="T9">&gt;</text:span><text:span text:style-name="T9">rgb(0%, 1000%, 0%)</text:span><text:span text:style-name="T9">&lt;/</text:span><text:span text:style-name="T9">li</text:span><text:span text:style-name="T9">&gt;</text:span></text:p>
      <text:p text:style-name="P7">        <text:span text:style-name="T9">&lt;</text:span><text:span text:style-name="T9">li</text:span><text:span text:style-name="T9">&gt;</text:span><text:span text:style-name="T9">rgb(0, 255,0)</text:span><text:span text:style-name="T9">&lt;/</text:span><text:span text:style-name="T9">li</text:span><text:span text:style-name="T9">&gt;</text:span></text:p>
      <text:p text:style-name="P7">        <text:span text:style-name="T9">&lt;</text:span><text:span text:style-name="T9">li</text:span><text:span text:style-name="T9">&gt;</text:span><text:span text:style-name="T9">#0ff00</text:span><text:span text:style-name="T9">&lt;/</text:span><text:span text:style-name="T9">li</text:span><text:span text:style-name="T9">&gt;</text:span></text:p>
      <text:p text:style-name="P7">        <text:span text:style-name="T9">&lt;</text:span><text:span text:style-name="T9">li</text:span><text:span text:style-name="T9">&gt;</text:span><text:span text:style-name="T9">#0f0</text:span><text:span text:style-name="T9">&lt;/</text:span><text:span text:style-name="T9">li</text:span><text:span text:style-name="T9">&gt;</text:span></text:p>
      <text:p text:style-name="P7">    <text:span text:style-name="T9">&lt;/</text:span><text:span text:style-name="T9">div</text:span><text:span text:style-name="T9">&gt;</text:span></text:p>
      <text:p text:style-name="P7">    <text:span text:style-name="T9">&lt;</text:span><text:span text:style-name="T9">div</text:span><text:span text:style-name="T9"> </text:span><text:span text:style-name="T9">id</text:span><text:span text:style-name="T9">=</text:span><text:span text:style-name="T9">"blue"</text:span><text:span text:style-name="T9">&gt;</text:span></text:p>
      <text:p text:style-name="P7">        <text:span text:style-name="T9">&lt;</text:span><text:span text:style-name="T9">li</text:span><text:span text:style-name="T9">&gt;</text:span><text:span text:style-name="T9">Blue</text:span><text:span text:style-name="T9">&lt;/</text:span><text:span text:style-name="T9">li</text:span><text:span text:style-name="T9">&gt;</text:span></text:p>
      <text:p text:style-name="P7">        <text:span text:style-name="T9">&lt;</text:span><text:span text:style-name="T9">li</text:span><text:span text:style-name="T9">&gt;</text:span><text:span text:style-name="T9">rgb(0%, 0%, 100%)</text:span><text:span text:style-name="T9">&lt;/</text:span><text:span text:style-name="T9">li</text:span><text:span text:style-name="T9">&gt;</text:span></text:p>
      <text:p text:style-name="P7">        <text:span text:style-name="T9">&lt;</text:span><text:span text:style-name="T9">li</text:span><text:span text:style-name="T9">&gt;</text:span><text:span text:style-name="T9">rgb(0),0,255)</text:span><text:span text:style-name="T9">&lt;/</text:span><text:span text:style-name="T9">li</text:span><text:span text:style-name="T9">&gt;</text:span></text:p>
      <text:p text:style-name="P7">        <text:span text:style-name="T9">&lt;</text:span><text:span text:style-name="T9">li</text:span><text:span text:style-name="T9">&gt;</text:span><text:span text:style-name="T9">#0000ff</text:span><text:span text:style-name="T9">&lt;/</text:span><text:span text:style-name="T9">li</text:span><text:span text:style-name="T9">&gt;</text:span></text:p>
      <text:p text:style-name="P7">        <text:span text:style-name="T9">&lt;</text:span><text:span text:style-name="T9">li</text:span><text:span text:style-name="T9">&gt;</text:span><text:span text:style-name="T9">#00f</text:span><text:span text:style-name="T9">&lt;/</text:span><text:span text:style-name="T9">li</text:span><text:span text:style-name="T9">&gt;</text:span></text:p>
      <text:p text:style-name="P7">    <text:span text:style-name="T9">&lt;/</text:span><text:span text:style-name="T9">div</text:span><text:span text:style-name="T9">&gt;</text:span></text:p>
      <text:p text:style-name="P7">    <text:span text:style-name="T9">&lt;</text:span><text:span text:style-name="T9">div</text:span><text:span text:style-name="T9"> </text:span><text:span text:style-name="T9">id</text:span><text:span text:style-name="T9">=</text:span><text:span text:style-name="T9">"white"</text:span><text:span text:style-name="T9">&gt;</text:span></text:p>
      <text:p text:style-name="P7">        <text:span text:style-name="T9">&lt;</text:span><text:span text:style-name="T9">li</text:span><text:span text:style-name="T9">&gt;</text:span><text:span text:style-name="T9">White</text:span><text:span text:style-name="T9">&lt;/</text:span><text:span text:style-name="T9">li</text:span><text:span text:style-name="T9">&gt;</text:span></text:p>
      <text:p text:style-name="P7">        <text:span text:style-name="T9">&lt;</text:span><text:span text:style-name="T9">li</text:span><text:span text:style-name="T9">&gt;</text:span><text:span text:style-name="T9">rgb(100%, 100%, 100%)</text:span><text:span text:style-name="T9">&lt;/</text:span><text:span text:style-name="T9">li</text:span><text:span text:style-name="T9">&gt;</text:span></text:p>
      <text:p text:style-name="P7">        <text:span text:style-name="T9">&lt;</text:span><text:span text:style-name="T9">li</text:span><text:span text:style-name="T9">&gt;</text:span><text:span text:style-name="T9">rgb(255,255,255)</text:span><text:span text:style-name="T9">&lt;/</text:span><text:span text:style-name="T9">li</text:span><text:span text:style-name="T9">&gt;</text:span></text:p>
      <text:p text:style-name="P7">        <text:span text:style-name="T9">&lt;</text:span><text:span text:style-name="T9">li</text:span><text:span text:style-name="T9">&gt;</text:span><text:span text:style-name="T9">#ffffff</text:span><text:span text:style-name="T9">&lt;/</text:span><text:span text:style-name="T9">li</text:span><text:span text:style-name="T9">&gt;</text:span></text:p>
      <text:p text:style-name="P7">        <text:span text:style-name="T9">&lt;</text:span><text:span text:style-name="T9">li</text:span><text:span text:style-name="T9">&gt;</text:span><text:span text:style-name="T9">#fff</text:span><text:span text:style-name="T9">&lt;/</text:span><text:span text:style-name="T9">li</text:span><text:span text:style-name="T9">&gt;</text:span></text:p>
      <text:p text:style-name="P7">    <text:span text:style-name="T9">&lt;/</text:span><text:span text:style-name="T9">div</text:span><text:span text:style-name="T9">&gt;</text:span></text:p>
      <text:p text:style-name="P7"/>
      <text:p text:style-name="P5">&lt;/body&gt;</text:p>
      <text:p text:style-name="P7"/>
      <text:p text:style-name="P5">&lt;/html&gt;</text:p>
      <text:p text:style-name="P6"/>
      <text:p text:style-name="P1">Oefening 8</text:p>
      <text:p text:style-name="P4">&lt;!DOCTYPE html&gt;</text:p>
      <text:p text:style-name="P5">&lt;html lang="en"&gt;</text:p>
      <text:p text:style-name="P5">&lt;head&gt;</text:p>
      <text:p text:style-name="P7">    <text:span text:style-name="T9">&lt;</text:span><text:span text:style-name="T9">meta</text:span><text:span text:style-name="T9"> </text:span><text:span text:style-name="T9">charset</text:span><text:span text:style-name="T9">=</text:span><text:span text:style-name="T9">"UTF-8"</text:span><text:span text:style-name="T9">&gt;</text:span></text:p>
      <text:p text:style-name="P7">    <text:span text:style-name="T9">&lt;</text:span><text:span text:style-name="T9">meta</text:span><text:span text:style-name="T9"> </text:span><text:span text:style-name="T9">name</text:span><text:span text:style-name="T9">=</text:span><text:span text:style-name="T9">"viewport"</text:span><text:span text:style-name="T9"> </text:span><text:span text:style-name="T9">content</text:span><text:span text:style-name="T9">=</text:span><text:span text:style-name="T9">"width=device-width, initial-scale=1.0"</text:span><text:span text:style-name="T9">&gt;</text:span></text:p>
      <text:p text:style-name="P7">    <text:span text:style-name="T9">&lt;</text:span><text:span text:style-name="T9">title</text:span><text:span text:style-name="T9">&gt;</text:span><text:span text:style-name="T9">Oefening 8</text:span><text:span text:style-name="T9">&lt;/</text:span><text:span text:style-name="T9">title</text:span><text:span text:style-name="T9">&gt;</text:span></text:p>
      <text:p text:style-name="P7"/>
      <text:p text:style-name="P7">    <text:span text:style-name="T9">&lt;</text:span><text:span text:style-name="T9">style</text:span><text:span text:style-name="T9">&gt;</text:span></text:p>
      <text:p text:style-name="P7">        <text:span text:style-name="T9">body</text:span><text:span text:style-name="T9"> {</text:span></text:p>
      <text:p text:style-name="P7">            <text:span text:style-name="T9">border</text:span><text:span text:style-name="T9">: </text:span><text:span text:style-name="T9">1px</text:span><text:span text:style-name="T9"> </text:span><text:span text:style-name="T9">solid</text:span><text:span text:style-name="T9">;</text:span></text:p>
      <text:p text:style-name="P7">        <text:span text:style-name="T9">}</text:span></text:p>
      <text:p text:style-name="P7">        <text:span text:style-name="T9">#top</text:span><text:span text:style-name="T9"> {</text:span></text:p>
      <text:p text:style-name="P7">            <text:span text:style-name="T9">font-weight</text:span><text:span text:style-name="T9">: </text:span><text:span text:style-name="T9">bold</text:span><text:span text:style-name="T9">;</text:span></text:p>
      <text:p text:style-name="P7">            <text:span text:style-name="T9">margin-left</text:span><text:span text:style-name="T9">: </text:span><text:span text:style-name="T9">10px</text:span><text:span text:style-name="T9">;</text:span></text:p>
      <text:p text:style-name="P7">        <text:span text:style-name="T9">}</text:span></text:p>
      <text:p text:style-name="P7">        <text:span text:style-name="T9">#red10</text:span><text:span text:style-name="T9"> {</text:span><text:span text:style-name="T9">background-color</text:span><text:span text:style-name="T9">: </text:span><text:span text:style-name="T9">rgba</text:span><text:span text:style-name="T9">(</text:span><text:span text:style-name="T9">255</text:span><text:span text:style-name="T9">,</text:span><text:span text:style-name="T9">0</text:span><text:span text:style-name="T9">,</text:span><text:span text:style-name="T9">0</text:span><text:span text:style-name="T9">,</text:span><text:span text:style-name="T9">1.0</text:span><text:span text:style-name="T9">);}</text:span></text:p>
      <text:p text:style-name="P7">        <text:span text:style-name="T9">#red09</text:span><text:span text:style-name="T9"> {</text:span><text:span text:style-name="T9">background-color</text:span><text:span text:style-name="T9">: </text:span><text:span text:style-name="T9">rgba</text:span><text:span text:style-name="T9">(</text:span><text:span text:style-name="T9">255</text:span><text:span text:style-name="T9">,</text:span><text:span text:style-name="T9">0</text:span><text:span text:style-name="T9">,</text:span><text:span text:style-name="T9">0</text:span><text:span text:style-name="T9">,</text:span><text:span text:style-name="T9">0.9</text:span><text:span text:style-name="T9">);}</text:span></text:p>
      <text:p text:style-name="P7">        <text:span text:style-name="T9">#red08</text:span><text:span text:style-name="T9"> {</text:span><text:span text:style-name="T9">background-color</text:span><text:span text:style-name="T9">: </text:span><text:span text:style-name="T9">rgba</text:span><text:span text:style-name="T9">(</text:span><text:span text:style-name="T9">255</text:span><text:span text:style-name="T9">,</text:span><text:span text:style-name="T9">0</text:span><text:span text:style-name="T9">,</text:span><text:span text:style-name="T9">0</text:span><text:span text:style-name="T9">,</text:span><text:span text:style-name="T9">0.8</text:span><text:span text:style-name="T9">);}</text:span></text:p>
      <text:p text:style-name="P7">        <text:span text:style-name="T9">#red07</text:span><text:span text:style-name="T9"> {</text:span><text:span text:style-name="T9">background-color</text:span><text:span text:style-name="T9">: </text:span><text:span text:style-name="T9">rgba</text:span><text:span text:style-name="T9">(</text:span><text:span text:style-name="T9">255</text:span><text:span text:style-name="T9">,</text:span><text:span text:style-name="T9">0</text:span><text:span text:style-name="T9">,</text:span><text:span text:style-name="T9">0</text:span><text:span text:style-name="T9">,</text:span><text:span text:style-name="T9">0.7</text:span><text:span text:style-name="T9">);}</text:span></text:p>
      <text:p text:style-name="P7">        <text:span text:style-name="T9">#red06</text:span><text:span text:style-name="T9"> {</text:span><text:span text:style-name="T9">background-color</text:span><text:span text:style-name="T9">: </text:span><text:span text:style-name="T9">rgba</text:span><text:span text:style-name="T9">(</text:span><text:span text:style-name="T9">255</text:span><text:span text:style-name="T9">,</text:span><text:span text:style-name="T9">0</text:span><text:span text:style-name="T9">,</text:span><text:span text:style-name="T9">0</text:span><text:span text:style-name="T9">,</text:span><text:span text:style-name="T9">0.6</text:span><text:span text:style-name="T9">);}</text:span></text:p>
      <text:p text:style-name="P7">        <text:span text:style-name="T9">#red05</text:span><text:span text:style-name="T9"> {</text:span><text:span text:style-name="T9">background-color</text:span><text:span text:style-name="T9">: </text:span><text:span text:style-name="T9">rgba</text:span><text:span text:style-name="T9">(</text:span><text:span text:style-name="T9">255</text:span><text:span text:style-name="T9">,</text:span><text:span text:style-name="T9">0</text:span><text:span text:style-name="T9">,</text:span><text:span text:style-name="T9">0</text:span><text:span text:style-name="T9">,</text:span><text:span text:style-name="T9">0.5</text:span><text:span text:style-name="T9">);}</text:span></text:p>
      <text:p text:style-name="P7">        <text:span text:style-name="T9">#red04</text:span><text:span text:style-name="T9"> {</text:span><text:span text:style-name="T9">background-color</text:span><text:span text:style-name="T9">: </text:span><text:span text:style-name="T9">rgba</text:span><text:span text:style-name="T9">(</text:span><text:span text:style-name="T9">255</text:span><text:span text:style-name="T9">,</text:span><text:span text:style-name="T9">0</text:span><text:span text:style-name="T9">,</text:span><text:span text:style-name="T9">0</text:span><text:span text:style-name="T9">,</text:span><text:span text:style-name="T9">0.4</text:span><text:span text:style-name="T9">);}</text:span></text:p>
      <text:p text:style-name="P7">        <text:span text:style-name="T9">#red03</text:span><text:span text:style-name="T9"> {</text:span><text:span text:style-name="T9">background-color</text:span><text:span text:style-name="T9">: </text:span><text:span text:style-name="T9">rgba</text:span><text:span text:style-name="T9">(</text:span><text:span text:style-name="T9">255</text:span><text:span text:style-name="T9">,</text:span><text:span text:style-name="T9">0</text:span><text:span text:style-name="T9">,</text:span><text:span text:style-name="T9">0</text:span><text:span text:style-name="T9">,</text:span><text:span text:style-name="T9">0.3</text:span><text:span text:style-name="T9">);}</text:span></text:p>
      <text:p text:style-name="P7">        <text:span text:style-name="T9">#red02</text:span><text:span text:style-name="T9"> {</text:span><text:span text:style-name="T9">background-color</text:span><text:span text:style-name="T9">: </text:span><text:span text:style-name="T9">rgba</text:span><text:span text:style-name="T9">(</text:span><text:span text:style-name="T9">255</text:span><text:span text:style-name="T9">,</text:span><text:span text:style-name="T9">0</text:span><text:span text:style-name="T9">,</text:span><text:span text:style-name="T9">0</text:span><text:span text:style-name="T9">,</text:span><text:span text:style-name="T9">0.2</text:span><text:span text:style-name="T9">);}</text:span></text:p>
      <text:p text:style-name="P7">        <text:span text:style-name="T9">#red01</text:span><text:span text:style-name="T9"> {</text:span><text:span text:style-name="T9">background-color</text:span><text:span text:style-name="T9">: </text:span><text:span text:style-name="T9">rgba</text:span><text:span text:style-name="T9">(</text:span><text:span text:style-name="T9">255</text:span><text:span text:style-name="T9">,</text:span><text:span text:style-name="T9">0</text:span><text:span text:style-name="T9">,</text:span><text:span text:style-name="T9">0</text:span><text:span text:style-name="T9">,</text:span><text:span text:style-name="T9">0.1</text:span><text:span text:style-name="T9">);}</text:span></text:p>
      <text:p text:style-name="P7">        <text:span text:style-name="T9">#red00</text:span><text:span text:style-name="T9"> {</text:span><text:span text:style-name="T9">background-color</text:span><text:span text:style-name="T9">: </text:span><text:span text:style-name="T9">rgba</text:span><text:span text:style-name="T9">(</text:span><text:span text:style-name="T9">255</text:span><text:span text:style-name="T9">,</text:span><text:span text:style-name="T9">0</text:span><text:span text:style-name="T9">,</text:span><text:span text:style-name="T9">0</text:span><text:span text:style-name="T9">,</text:span><text:span text:style-name="T9">0.0</text:span><text:span text:style-name="T9">);}</text:span></text:p>
      <text:p text:style-name="P7">    <text:span text:style-name="T9">&lt;/</text:span><text:span text:style-name="T9">style</text:span><text:span text:style-name="T9">&gt;</text:span></text:p>
      <text:p text:style-name="P5">&lt;/head&gt;</text:p>
      <text:p text:style-name="P5">&lt;body&gt;</text:p>
      <text:p text:style-name="P7">    <text:span text:style-name="T9">&lt;</text:span><text:span text:style-name="T9">div</text:span><text:span text:style-name="T9"> </text:span><text:span text:style-name="T9">id</text:span><text:span text:style-name="T9">=</text:span><text:span text:style-name="T9">"top"</text:span><text:span text:style-name="T9">&gt;</text:span><text:span text:style-name="T9">Verzadigd rood</text:span><text:span text:style-name="T9">&lt;/</text:span><text:span text:style-name="T9">div</text:span><text:span text:style-name="T9">&gt;</text:span></text:p>
      <text:p text:style-name="P7">    <text:span text:style-name="T9">&lt;</text:span><text:span text:style-name="T9">div</text:span><text:span text:style-name="T9"> </text:span><text:span text:style-name="T9">id</text:span><text:span text:style-name="T9">=</text:span><text:span text:style-name="T9">"red10"</text:span><text:span text:style-name="T9">&gt;</text:span><text:span text:style-name="T9">rgba(255, 0, 0, 1.0)</text:span><text:span text:style-name="T9">&lt;/</text:span><text:span text:style-name="T9">div</text:span><text:span text:style-name="T9">&gt;</text:span></text:p>
      <text:p text:style-name="P7">    <text:span text:style-name="T9">&lt;</text:span><text:span text:style-name="T9">div</text:span><text:span text:style-name="T9"> </text:span><text:span text:style-name="T9">id</text:span><text:span text:style-name="T9">=</text:span><text:span text:style-name="T9">"red09"</text:span><text:span text:style-name="T9">&gt;</text:span><text:span text:style-name="T9">rgba(255, 0, 0, 0.9)</text:span><text:span text:style-name="T9">&lt;/</text:span><text:span text:style-name="T9">div</text:span><text:span text:style-name="T9">&gt;</text:span></text:p>
      <text:p text:style-name="P7">    <text:span text:style-name="T9">&lt;</text:span><text:span text:style-name="T9">div</text:span><text:span text:style-name="T9"> </text:span><text:span text:style-name="T9">id</text:span><text:span text:style-name="T9">=</text:span><text:span text:style-name="T9">"red08"</text:span><text:span text:style-name="T9">&gt;</text:span><text:span text:style-name="T9">rgba(255, 0, 0, 0.8)</text:span><text:span text:style-name="T9">&lt;/</text:span><text:span text:style-name="T9">div</text:span><text:span text:style-name="T9">&gt;</text:span></text:p>
      <text:p text:style-name="P7">    <text:span text:style-name="T9">&lt;</text:span><text:span text:style-name="T9">div</text:span><text:span text:style-name="T9"> </text:span><text:span text:style-name="T9">id</text:span><text:span text:style-name="T9">=</text:span><text:span text:style-name="T9">"red07"</text:span><text:span text:style-name="T9">&gt;</text:span><text:span text:style-name="T9">rgba(255, 0, 0, 0.7)</text:span><text:span text:style-name="T9">&lt;/</text:span><text:span text:style-name="T9">div</text:span><text:span text:style-name="T9">&gt;</text:span></text:p>
      <text:p text:style-name="P7">    <text:span text:style-name="T9">&lt;</text:span><text:span text:style-name="T9">div</text:span><text:span text:style-name="T9"> </text:span><text:span text:style-name="T9">id</text:span><text:span text:style-name="T9">=</text:span><text:span text:style-name="T9">"red06"</text:span><text:span text:style-name="T9">&gt;</text:span><text:span text:style-name="T9">rgba(255, 0, 0, 0.6)</text:span><text:span text:style-name="T9">&lt;/</text:span><text:span text:style-name="T9">div</text:span><text:span text:style-name="T9">&gt;</text:span></text:p>
      <text:p text:style-name="P7">    <text:span text:style-name="T9">&lt;</text:span><text:span text:style-name="T9">div</text:span><text:span text:style-name="T9"> </text:span><text:span text:style-name="T9">id</text:span><text:span text:style-name="T9">=</text:span><text:span text:style-name="T9">"red05"</text:span><text:span text:style-name="T9">&gt;</text:span><text:span text:style-name="T9">rgba(255, 0, 0, 0.5)</text:span><text:span text:style-name="T9">&lt;/</text:span><text:span text:style-name="T9">div</text:span><text:span text:style-name="T9">&gt;</text:span></text:p>
      <text:p text:style-name="P7">    <text:span text:style-name="T9">&lt;</text:span><text:span text:style-name="T9">div</text:span><text:span text:style-name="T9"> </text:span><text:span text:style-name="T9">id</text:span><text:span text:style-name="T9">=</text:span><text:span text:style-name="T9">"red04"</text:span><text:span text:style-name="T9">&gt;</text:span><text:span text:style-name="T9">rgba(255, 0, 0, 0.4)</text:span><text:span text:style-name="T9">&lt;/</text:span><text:span text:style-name="T9">div</text:span><text:span text:style-name="T9">&gt;</text:span></text:p>
      <text:p text:style-name="P7">    <text:span text:style-name="T9">&lt;</text:span><text:span text:style-name="T9">div</text:span><text:span text:style-name="T9"> </text:span><text:span text:style-name="T9">id</text:span><text:span text:style-name="T9">=</text:span><text:span text:style-name="T9">"red03"</text:span><text:span text:style-name="T9">&gt;</text:span><text:span text:style-name="T9">rgba(255, 0, 0, 0.3)</text:span><text:span text:style-name="T9">&lt;/</text:span><text:span text:style-name="T9">div</text:span><text:span text:style-name="T9">&gt;</text:span></text:p>
      <text:p text:style-name="P7">    <text:span text:style-name="T9">&lt;</text:span><text:span text:style-name="T9">div</text:span><text:span text:style-name="T9"> </text:span><text:span text:style-name="T9">id</text:span><text:span text:style-name="T9">=</text:span><text:span text:style-name="T9">"red02"</text:span><text:span text:style-name="T9">&gt;</text:span><text:span text:style-name="T9">rgba(255, 0, 0, 0.2)</text:span><text:span text:style-name="T9">&lt;/</text:span><text:span text:style-name="T9">div</text:span><text:span text:style-name="T9">&gt;</text:span></text:p>
      <text:p text:style-name="P7">    <text:span text:style-name="T9">&lt;</text:span><text:span text:style-name="T9">div</text:span><text:span text:style-name="T9"> </text:span><text:span text:style-name="T9">id</text:span><text:span text:style-name="T9">=</text:span><text:span text:style-name="T9">"red01"</text:span><text:span text:style-name="T9">&gt;</text:span><text:span text:style-name="T9">rgba(255, 0, 0, 0.1)</text:span><text:span text:style-name="T9">&lt;/</text:span><text:span text:style-name="T9">div</text:span><text:span text:style-name="T9">&gt;</text:span></text:p>
      <text:p text:style-name="P7">    <text:span text:style-name="T9">&lt;</text:span><text:span text:style-name="T9">div</text:span><text:span text:style-name="T9"> </text:span><text:span text:style-name="T9">id</text:span><text:span text:style-name="T9">=</text:span><text:span text:style-name="T9">"red00"</text:span><text:span text:style-name="T9">&gt;</text:span><text:span text:style-name="T9">rgba(255, 0, 0, 0.0)</text:span><text:span text:style-name="T9">&lt;/</text:span><text:span text:style-name="T9">div</text:span><text:span text:style-name="T9">&gt;</text:span></text:p>
      <text:p text:style-name="P7"/>
      <text:p text:style-name="P5">&lt;/body&gt;</text:p>
      <text:p text:style-name="P5">&lt;/html&gt;</text:p>
      <text:p text:style-name="P6"/>
      <text:p text:style-name="P1">Oefening 9</text:p>
      <text:p text:style-name="P4">&lt;!DOCTYPE html&gt;</text:p>
      <text:p text:style-name="P5">&lt;html lang="en"&gt;</text:p>
      <text:p text:style-name="P5">&lt;head&gt;</text:p>
      <text:p text:style-name="P7">    <text:span text:style-name="T9">&lt;</text:span><text:span text:style-name="T9">meta</text:span><text:span text:style-name="T9"> </text:span><text:span text:style-name="T9">charset</text:span><text:span text:style-name="T9">=</text:span><text:span text:style-name="T9">"UTF-8"</text:span><text:span text:style-name="T9">&gt;</text:span></text:p>
      <text:p text:style-name="P7">    <text:span text:style-name="T9">&lt;</text:span><text:span text:style-name="T9">meta</text:span><text:span text:style-name="T9"> </text:span><text:span text:style-name="T9">name</text:span><text:span text:style-name="T9">=</text:span><text:span text:style-name="T9">"viewport"</text:span><text:span text:style-name="T9"> </text:span><text:span text:style-name="T9">content</text:span><text:span text:style-name="T9">=</text:span><text:span text:style-name="T9">"width=device-width, initial-scale=1.0"</text:span><text:span text:style-name="T9">&gt;</text:span></text:p>
      <text:p text:style-name="P7">    <text:span text:style-name="T9">&lt;</text:span><text:span text:style-name="T9">title</text:span><text:span text:style-name="T9">&gt;</text:span><text:span text:style-name="T9">Oefening 9</text:span><text:span text:style-name="T9">&lt;/</text:span><text:span text:style-name="T9">title</text:span><text:span text:style-name="T9">&gt;</text:span></text:p>
      <text:p text:style-name="P7">    <text:span text:style-name="T9">&lt;</text:span><text:span text:style-name="T9">style</text:span><text:span text:style-name="T9">&gt;</text:span></text:p>
      <text:p text:style-name="P7">        <text:span text:style-name="T9">body</text:span><text:span text:style-name="T9"> {</text:span></text:p>
      <text:p text:style-name="P7">            <text:span text:style-name="T9">border</text:span><text:span text:style-name="T9">: </text:span><text:span text:style-name="T9">1px</text:span><text:span text:style-name="T9"> </text:span><text:span text:style-name="T9">solid</text:span><text:span text:style-name="T9"> </text:span><text:span text:style-name="T9">black</text:span><text:span text:style-name="T9">;</text:span></text:p>
      <text:p text:style-name="P7">        <text:span text:style-name="T9">}</text:span></text:p>
      <text:p text:style-name="P7">        <text:span text:style-name="T9">#kleur1</text:span><text:span text:style-name="T9"> {</text:span><text:span text:style-name="T9">background-color</text:span><text:span text:style-name="T9">: </text:span><text:span text:style-name="T9">#FE0000</text:span><text:span text:style-name="T9">;}</text:span></text:p>
      <text:p text:style-name="P7">        <text:span text:style-name="T9">#kleur2</text:span><text:span text:style-name="T9"> {</text:span><text:span text:style-name="T9">background-color</text:span><text:span text:style-name="T9">: </text:span><text:span text:style-name="T9">#FF9C00</text:span><text:span text:style-name="T9">;}</text:span></text:p>
      <text:p text:style-name="P7">        <text:span text:style-name="T9">#kleur3</text:span><text:span text:style-name="T9"> {</text:span><text:span text:style-name="T9">background-color</text:span><text:span text:style-name="T9">: </text:span><text:span text:style-name="T9">#F5FF00</text:span><text:span text:style-name="T9">;}</text:span></text:p>
      <text:p text:style-name="P7">        <text:span text:style-name="T9">#kleur4</text:span><text:span text:style-name="T9"> {</text:span><text:span text:style-name="T9">background-color</text:span><text:span text:style-name="T9">: </text:span><text:span text:style-name="T9">#3CF20E</text:span><text:span text:style-name="T9">;}</text:span></text:p>
      <text:p text:style-name="P7">        <text:span text:style-name="T9">#kleur5</text:span><text:span text:style-name="T9"> {</text:span><text:span text:style-name="T9">background-color</text:span><text:span text:style-name="T9">: </text:span><text:span text:style-name="T9">#01FFE5</text:span><text:span text:style-name="T9">;}</text:span></text:p>
      <text:p text:style-name="P7">        <text:span text:style-name="T9">#kleur6</text:span><text:span text:style-name="T9"> {</text:span><text:span text:style-name="T9">background-color</text:span><text:span text:style-name="T9">: </text:span><text:span text:style-name="T9">#0024FF</text:span><text:span text:style-name="T9">;}</text:span></text:p>
      <text:p text:style-name="P7">        <text:span text:style-name="T9">#kleur7</text:span><text:span text:style-name="T9"> {</text:span><text:span text:style-name="T9">background-color</text:span><text:span text:style-name="T9">: </text:span><text:span text:style-name="T9">#C500FF</text:span><text:span text:style-name="T9">;}</text:span></text:p>
      <text:p text:style-name="P7">        <text:span text:style-name="T9">#kleur8</text:span><text:span text:style-name="T9"> {</text:span><text:span text:style-name="T9">background-color</text:span><text:span text:style-name="T9">: </text:span><text:span text:style-name="T9">#FF009C</text:span><text:span text:style-name="T9">;}</text:span></text:p>
      <text:p text:style-name="P7">    <text:span text:style-name="T9">&lt;/</text:span><text:span text:style-name="T9">style</text:span><text:span text:style-name="T9">&gt;</text:span></text:p>
      <text:p text:style-name="P5">&lt;/head&gt;</text:p>
      <text:p text:style-name="P5">&lt;body&gt;</text:p>
      <text:p text:style-name="P7">    <text:span text:style-name="T9">&lt;</text:span><text:span text:style-name="T9">div</text:span><text:span text:style-name="T9"> </text:span><text:span text:style-name="T9">id</text:span><text:span text:style-name="T9">=</text:span><text:span text:style-name="T9">"kleur1"</text:span><text:span text:style-name="T9">&gt;</text:span><text:span text:style-name="T9">#FE0000</text:span><text:span text:style-name="T9">&lt;/</text:span><text:span text:style-name="T9">div</text:span><text:span text:style-name="T9">&gt;</text:span></text:p>
      <text:p text:style-name="P7">    <text:span text:style-name="T9">&lt;</text:span><text:span text:style-name="T9">div</text:span><text:span text:style-name="T9"> </text:span><text:span text:style-name="T9">id</text:span><text:span text:style-name="T9">=</text:span><text:span text:style-name="T9">"kleur2"</text:span><text:span text:style-name="T9">&gt;</text:span><text:span text:style-name="T9">#FF9C00</text:span><text:span text:style-name="T9">&lt;/</text:span><text:span text:style-name="T9">div</text:span><text:span text:style-name="T9">&gt;</text:span></text:p>
      <text:p text:style-name="P7">    <text:span text:style-name="T9">&lt;</text:span><text:span text:style-name="T9">div</text:span><text:span text:style-name="T9"> </text:span><text:span text:style-name="T9">id</text:span><text:span text:style-name="T9">=</text:span><text:span text:style-name="T9">"kleur3"</text:span><text:span text:style-name="T9">&gt;</text:span><text:span text:style-name="T9">#F5FF00</text:span><text:span text:style-name="T9">&lt;/</text:span><text:span text:style-name="T9">div</text:span><text:span text:style-name="T9">&gt;</text:span></text:p>
      <text:p text:style-name="P7">    <text:span text:style-name="T9">&lt;</text:span><text:span text:style-name="T9">div</text:span><text:span text:style-name="T9"> </text:span><text:span text:style-name="T9">id</text:span><text:span text:style-name="T9">=</text:span><text:span text:style-name="T9">"kleur4"</text:span><text:span text:style-name="T9">&gt;</text:span><text:span text:style-name="T9">#3CF20E</text:span><text:span text:style-name="T9">&lt;/</text:span><text:span text:style-name="T9">div</text:span><text:span text:style-name="T9">&gt;</text:span></text:p>
      <text:p text:style-name="P7">    <text:span text:style-name="T9">&lt;</text:span><text:span text:style-name="T9">div</text:span><text:span text:style-name="T9"> </text:span><text:span text:style-name="T9">id</text:span><text:span text:style-name="T9">=</text:span><text:span text:style-name="T9">"kleur5"</text:span><text:span text:style-name="T9">&gt;</text:span><text:span text:style-name="T9">#01FFE5</text:span><text:span text:style-name="T9">&lt;/</text:span><text:span text:style-name="T9">div</text:span><text:span text:style-name="T9">&gt;</text:span></text:p>
      <text:p text:style-name="P7">    <text:span text:style-name="T9">&lt;</text:span><text:span text:style-name="T9">div</text:span><text:span text:style-name="T9"> </text:span><text:span text:style-name="T9">id</text:span><text:span text:style-name="T9">=</text:span><text:span text:style-name="T9">"kleur6"</text:span><text:span text:style-name="T9">&gt;</text:span><text:span text:style-name="T9">#0024FF</text:span><text:span text:style-name="T9">&lt;/</text:span><text:span text:style-name="T9">div</text:span><text:span text:style-name="T9">&gt;</text:span></text:p>
      <text:p text:style-name="P7">    <text:span text:style-name="T9">&lt;</text:span><text:span text:style-name="T9">div</text:span><text:span text:style-name="T9"> </text:span><text:span text:style-name="T9">id</text:span><text:span text:style-name="T9">=</text:span><text:span text:style-name="T9">"kleur7"</text:span><text:span text:style-name="T9">&gt;</text:span><text:span text:style-name="T9">#C500FF</text:span><text:span text:style-name="T9">&lt;/</text:span><text:span text:style-name="T9">div</text:span><text:span text:style-name="T9">&gt;</text:span></text:p>
      <text:p text:style-name="P7">    <text:span text:style-name="T9">&lt;</text:span><text:span text:style-name="T9">div</text:span><text:span text:style-name="T9"> </text:span><text:span text:style-name="T9">id</text:span><text:span text:style-name="T9">=</text:span><text:span text:style-name="T9">"kleur8"</text:span><text:span text:style-name="T9">&gt;</text:span><text:span text:style-name="T9">#FF009C</text:span><text:span text:style-name="T9">&lt;/</text:span><text:span text:style-name="T9">div</text:span><text:span text:style-name="T9">&gt;</text:span></text:p>
      <text:p text:style-name="P5">&lt;/body&gt;</text:p>
      <text:p text:style-name="P5">&lt;/html&gt;</text:p>
      <text:p text:style-name="P6"/>
      <text:p text:style-name="P1">Labs.html</text:p>
      <text:p text:style-name="P4">&lt;!DOCTYPE html&gt;</text:p>
      <text:p text:style-name="P7"/>
      <text:p text:style-name="P5">&lt;html lang="en" xmlns="http://www.w3.org/1999/xhtml"&gt;</text:p>
      <text:p text:style-name="P7"/>
      <text:p text:style-name="P5">&lt;head&gt;</text:p>
      <text:p text:style-name="P7">    <text:span text:style-name="T9">&lt;</text:span><text:span text:style-name="T9">meta</text:span><text:span text:style-name="T9"> </text:span><text:span text:style-name="T9">charset</text:span><text:span text:style-name="T9">=</text:span><text:span text:style-name="T9">"utf-8"</text:span><text:span text:style-name="T9"> </text:span><text:span text:style-name="T9">/&gt;</text:span></text:p>
      <text:p text:style-name="P7">    <text:span text:style-name="T9">&lt;</text:span><text:span text:style-name="T9">title</text:span><text:span text:style-name="T9">&gt;</text:span><text:span text:style-name="T9">Labs</text:span><text:span text:style-name="T9">&lt;/</text:span><text:span text:style-name="T9">title</text:span><text:span text:style-name="T9">&gt;</text:span></text:p>
      <text:p text:style-name="P7">    <text:span text:style-name="T9">&lt;</text:span><text:span text:style-name="T9">link</text:span><text:span text:style-name="T9"> </text:span><text:span text:style-name="T9">rel</text:span><text:span text:style-name="T9">=</text:span><text:span text:style-name="T9">"stylesheet"</text:span><text:span text:style-name="T9"> </text:span><text:span text:style-name="T9">href</text:span><text:span text:style-name="T9">=</text:span><text:span text:style-name="T9">"labs.css"</text:span><text:span text:style-name="T9">&gt;</text:span></text:p>
      <text:p text:style-name="P5">&lt;/head&gt;</text:p>
      <text:p text:style-name="P7"/>
      <text:p text:style-name="P5">&lt;body&gt;</text:p>
      <text:p text:style-name="P7">    <text:span text:style-name="T9">&lt;</text:span><text:span text:style-name="T9">div</text:span><text:span text:style-name="T9"> </text:span><text:span text:style-name="T9">id</text:span><text:span text:style-name="T9">=</text:span><text:span text:style-name="T9">"div1"</text:span><text:span text:style-name="T9">&gt;</text:span></text:p>
      <text:p text:style-name="P7">        <text:span text:style-name="T9">Div 1</text:span></text:p>
      <text:p text:style-name="P7">    <text:span text:style-name="T9">&lt;/</text:span><text:span text:style-name="T9">div</text:span><text:span text:style-name="T9">&gt;</text:span></text:p>
      <text:p text:style-name="P7">    <text:span text:style-name="T9">&lt;</text:span><text:span text:style-name="T9">div</text:span><text:span text:style-name="T9"> </text:span><text:span text:style-name="T9">id</text:span><text:span text:style-name="T9">=</text:span><text:span text:style-name="T9">"div2"</text:span><text:span text:style-name="T9">&gt;</text:span></text:p>
      <text:p text:style-name="P7">        <text:span text:style-name="T9">Div 2</text:span></text:p>
      <text:p text:style-name="P7">        <text:span text:style-name="T9">&lt;</text:span><text:span text:style-name="T9">div</text:span><text:span text:style-name="T9"> </text:span><text:span text:style-name="T9">id</text:span><text:span text:style-name="T9">=</text:span><text:span text:style-name="T9">"div3"</text:span><text:span text:style-name="T9">&gt;</text:span></text:p>
      <text:p text:style-name="P7">            <text:span text:style-name="T9">Div 3</text:span></text:p>
      <text:p text:style-name="P7">            <text:span text:style-name="T9">&lt;</text:span><text:span text:style-name="T9">div</text:span><text:span text:style-name="T9"> </text:span><text:span text:style-name="T9">id</text:span><text:span text:style-name="T9">=</text:span><text:span text:style-name="T9">"div4"</text:span><text:span text:style-name="T9">&gt;</text:span></text:p>
      <text:p text:style-name="P7">                <text:span text:style-name="T9">&lt;</text:span><text:span text:style-name="T9">p</text:span><text:span text:style-name="T9"> </text:span><text:span text:style-name="T9">id</text:span><text:span text:style-name="T9">=</text:span><text:span text:style-name="T9">"div4text"</text:span><text:span text:style-name="T9">&gt;</text:span><text:span text:style-name="T9">Div 4</text:span><text:span text:style-name="T9">&lt;/</text:span><text:span text:style-name="T9">p</text:span><text:span text:style-name="T9">&gt;</text:span></text:p>
      <text:p text:style-name="P7">            <text:span text:style-name="T9">&lt;/</text:span><text:span text:style-name="T9">div</text:span><text:span text:style-name="T9">&gt;</text:span></text:p>
      <text:p text:style-name="P7">        <text:span text:style-name="T9">&lt;/</text:span><text:span text:style-name="T9">div</text:span><text:span text:style-name="T9">&gt;</text:span></text:p>
      <text:p text:style-name="P7">    <text:span text:style-name="T9">&lt;/</text:span><text:span text:style-name="T9">div</text:span><text:span text:style-name="T9">&gt;</text:span></text:p>
      <text:p text:style-name="P7"/>
      <text:p text:style-name="P5">&lt;/body&gt;</text:p>
      <text:p text:style-name="P7"/>
      <text:p text:style-name="P5">&lt;/html&gt;</text:p>
      <text:p text:style-name="P6"/>
      <text:p text:style-name="P1">labs.css</text:p>
      <text:p text:style-name="P4">html {</text:p>
      <text:p text:style-name="P7">    <text:span text:style-name="T9">height</text:span><text:span text:style-name="T9">: </text:span><text:span text:style-name="T9">100%</text:span><text:span text:style-name="T9">;</text:span></text:p>
      <text:p text:style-name="P7">    <text:span text:style-name="T9">width</text:span><text:span text:style-name="T9">: </text:span><text:span text:style-name="T9">100%</text:span><text:span text:style-name="T9">;</text:span></text:p>
      <text:p text:style-name="P7">    <text:span text:style-name="T9">background-color</text:span><text:span text:style-name="T9">: </text:span><text:span text:style-name="T9">#d6d6d6</text:span><text:span text:style-name="T9">;</text:span></text:p>
      <text:p text:style-name="P7">    <text:span text:style-name="T9">overflow</text:span><text:span text:style-name="T9">: </text:span><text:span text:style-name="T9">auto</text:span><text:span text:style-name="T9">;</text:span></text:p>
      <text:p text:style-name="P5">}</text:p>
      <text:p text:style-name="P7"/>
      <text:p text:style-name="P5">body {</text:p>
      <text:p text:style-name="P7">    <text:span text:style-name="T9">width</text:span><text:span text:style-name="T9">: </text:span><text:span text:style-name="T9">96%</text:span><text:span text:style-name="T9">;</text:span></text:p>
      <text:p text:style-name="P7">    <text:span text:style-name="T9">margin</text:span><text:span text:style-name="T9">: </text:span><text:span text:style-name="T9">0px</text:span><text:span text:style-name="T9"> </text:span><text:span text:style-name="T9">auto</text:span><text:span text:style-name="T9"> </text:span><text:span text:style-name="T9">5%</text:span><text:span text:style-name="T9"> </text:span><text:span text:style-name="T9">auto</text:span><text:span text:style-name="T9">;</text:span></text:p>
      <text:p text:style-name="P7">    <text:span text:style-name="T9">overflow</text:span><text:span text:style-name="T9">: </text:span><text:span text:style-name="T9">inherit</text:span><text:span text:style-name="T9">;</text:span></text:p>
      <text:p text:style-name="P7">    <text:span text:style-name="T9">border</text:span><text:span text:style-name="T9">: </text:span><text:span text:style-name="T9">1px</text:span><text:span text:style-name="T9"> </text:span><text:span text:style-name="T9">solid</text:span><text:span text:style-name="T9"> </text:span><text:span text:style-name="T9">black</text:span><text:span text:style-name="T9">;</text:span></text:p>
      <text:p text:style-name="P7">    <text:span text:style-name="T9">background-color</text:span><text:span text:style-name="T9">: </text:span><text:span text:style-name="T9">rgba</text:span><text:span text:style-name="T9">(</text:span><text:span text:style-name="T9">0</text:span><text:span text:style-name="T9">, </text:span><text:span text:style-name="T9">56</text:span><text:span text:style-name="T9">, </text:span><text:span text:style-name="T9">255</text:span><text:span text:style-name="T9">, </text:span><text:span text:style-name="T9">0.3</text:span><text:span text:style-name="T9">);</text:span></text:p>
      <text:p text:style-name="P7">    <text:span text:style-name="T9">text-align</text:span><text:span text:style-name="T9">: </text:span><text:span text:style-name="T9">center</text:span><text:span text:style-name="T9">;</text:span></text:p>
      <text:p text:style-name="P7">    <text:span text:style-name="T9">font-family</text:span><text:span text:style-name="T9">: </text:span><text:span text:style-name="T9">Verdana</text:span><text:span text:style-name="T9">, </text:span><text:span text:style-name="T9">Arial</text:span><text:span text:style-name="T9">, Sans-sarif;</text:span></text:p>
      <text:p text:style-name="P7">    <text:span text:style-name="T9">color</text:span><text:span text:style-name="T9">: </text:span><text:span text:style-name="T9">black</text:span><text:span text:style-name="T9">;</text:span></text:p>
      <text:p text:style-name="P7">    <text:span text:style-name="T9">font-size</text:span><text:span text:style-name="T9">: </text:span><text:span text:style-name="T9">16px</text:span><text:span text:style-name="T9">;</text:span></text:p>
      <text:p text:style-name="P5">}</text:p>
      <text:p text:style-name="P7"/>
      <text:p text:style-name="P5">#div1, #div2, #div3, #div4 {</text:p>
      <text:p text:style-name="P7">    <text:span text:style-name="T9">margin</text:span><text:span text:style-name="T9">: </text:span><text:span text:style-name="T9">0</text:span><text:span text:style-name="T9">;</text:span></text:p>
      <text:p text:style-name="P7">    <text:span text:style-name="T9">box-shadow</text:span><text:span text:style-name="T9">: </text:span><text:span text:style-name="T9">4px</text:span><text:span text:style-name="T9"> </text:span><text:span text:style-name="T9">4px</text:span><text:span text:style-name="T9"> </text:span><text:span text:style-name="T9">10px</text:span><text:span text:style-name="T9"> </text:span><text:span text:style-name="T9">rgba</text:span><text:span text:style-name="T9">(</text:span><text:span text:style-name="T9">0</text:span><text:span text:style-name="T9">, </text:span><text:span text:style-name="T9">0</text:span><text:span text:style-name="T9">, </text:span><text:span text:style-name="T9">0</text:span><text:span text:style-name="T9">, </text:span><text:span text:style-name="T9">0.5</text:span><text:span text:style-name="T9">);</text:span></text:p>
      <text:p text:style-name="P7">    <text:span text:style-name="T9">margin</text:span><text:span text:style-name="T9">: </text:span><text:span text:style-name="T9">auto</text:span><text:span text:style-name="T9">;</text:span></text:p>
      <text:p text:style-name="P7">    <text:span text:style-name="T9">margin-top</text:span><text:span text:style-name="T9">: </text:span><text:span text:style-name="T9">3%</text:span><text:span text:style-name="T9">;</text:span></text:p>
      <text:p text:style-name="P5">}</text:p>
      <text:p text:style-name="P7"/>
      <text:p text:style-name="P5">#div1 {</text:p>
      <text:p text:style-name="P7">    <text:span text:style-name="T9">margin-top</text:span><text:span text:style-name="T9">: </text:span><text:span text:style-name="T9">0px</text:span><text:span text:style-name="T9">;</text:span></text:p>
      <text:p text:style-name="P7">    <text:span text:style-name="T9">height</text:span><text:span text:style-name="T9">: </text:span><text:span text:style-name="T9">30px</text:span><text:span text:style-name="T9">;</text:span></text:p>
      <text:p text:style-name="P7">    <text:span text:style-name="T9">background-color</text:span><text:span text:style-name="T9">: </text:span><text:span text:style-name="T9">rgba</text:span><text:span text:style-name="T9">(</text:span><text:span text:style-name="T9">255</text:span><text:span text:style-name="T9">, </text:span><text:span text:style-name="T9">255</text:span><text:span text:style-name="T9">, </text:span><text:span text:style-name="T9">0</text:span><text:span text:style-name="T9">, </text:span><text:span text:style-name="T9">0.4</text:span><text:span text:style-name="T9">);</text:span></text:p>
      <text:p text:style-name="P5">}</text:p>
      <text:p text:style-name="P7"/>
      <text:p text:style-name="P5">#div2 {</text:p>
      <text:p text:style-name="P7">    <text:span text:style-name="T9">width</text:span><text:span text:style-name="T9">: </text:span><text:span text:style-name="T9">80%</text:span><text:span text:style-name="T9">;</text:span></text:p>
      <text:p text:style-name="P7">    <text:span text:style-name="T9">font-size</text:span><text:span text:style-name="T9">: </text:span><text:span text:style-name="T9">20px</text:span><text:span text:style-name="T9">;</text:span></text:p>
      <text:p text:style-name="P7">    <text:span text:style-name="T9">margin-bottom</text:span><text:span text:style-name="T9">: </text:span><text:span text:style-name="T9">3%</text:span><text:span text:style-name="T9">;</text:span></text:p>
      <text:p text:style-name="P7">    <text:span text:style-name="T9">background-color</text:span><text:span text:style-name="T9">: </text:span><text:span text:style-name="T9">rgba</text:span><text:span text:style-name="T9">(</text:span><text:span text:style-name="T9">255</text:span><text:span text:style-name="T9">, </text:span><text:span text:style-name="T9">255</text:span><text:span text:style-name="T9">, </text:span><text:span text:style-name="T9">0</text:span><text:span text:style-name="T9">, </text:span><text:span text:style-name="T9">0.4</text:span><text:span text:style-name="T9">);</text:span></text:p>
      <text:p text:style-name="P7">    <text:span text:style-name="T9">background-image</text:span><text:span text:style-name="T9">: </text:span><text:span text:style-name="T9">url</text:span><text:span text:style-name="T9">(</text:span><text:span text:style-name="T9">https://upload.wikimedia.org/wikipedia/commons/thumb/a/a5/Google_Chrome_icon_%28September_2014%29.svg/1200px-Google_Chrome_icon_%28September_2014%29.svg.png</text:span><text:span text:style-name="T9">);</text:span></text:p>
      <text:p text:style-name="P7">    <text:span text:style-name="T9">background-position</text:span><text:span text:style-name="T9">: </text:span><text:span text:style-name="T9">right</text:span><text:span text:style-name="T9">;</text:span></text:p>
      <text:p text:style-name="P7">    <text:span text:style-name="T9">background-size</text:span><text:span text:style-name="T9">: </text:span><text:span text:style-name="T9">contain</text:span><text:span text:style-name="T9">;</text:span></text:p>
      <text:p text:style-name="P7">    <text:span text:style-name="T9">background-repeat</text:span><text:span text:style-name="T9">: </text:span><text:span text:style-name="T9">no-repeat</text:span><text:span text:style-name="T9">;</text:span></text:p>
      <text:p text:style-name="P5">}</text:p>
      <text:p text:style-name="P7"/>
      <text:p text:style-name="P5">#div3 {</text:p>
      <text:p text:style-name="P7">    <text:span text:style-name="T9">width</text:span><text:span text:style-name="T9">: </text:span><text:span text:style-name="T9">80%</text:span><text:span text:style-name="T9">;</text:span></text:p>
      <text:p text:style-name="P7">    <text:span text:style-name="T9">height</text:span><text:span text:style-name="T9">: </text:span><text:span text:style-name="T9">200px</text:span><text:span text:style-name="T9">;</text:span></text:p>
      <text:p text:style-name="P7">    <text:span text:style-name="T9">font-size</text:span><text:span text:style-name="T9">: </text:span><text:span text:style-name="T9">30px</text:span><text:span text:style-name="T9">;</text:span></text:p>
      <text:p text:style-name="P7">    <text:span text:style-name="T9">background-color</text:span><text:span text:style-name="T9">: </text:span><text:span text:style-name="T9">rgba</text:span><text:span text:style-name="T9">(</text:span><text:span text:style-name="T9">255</text:span><text:span text:style-name="T9">, </text:span><text:span text:style-name="T9">255</text:span><text:span text:style-name="T9">, </text:span><text:span text:style-name="T9">0</text:span><text:span text:style-name="T9">, </text:span><text:span text:style-name="T9">0.4</text:span><text:span text:style-name="T9">);</text:span></text:p>
      <text:p text:style-name="P7"><text:soft-page-break/>    <text:span text:style-name="T9">background-image</text:span><text:span text:style-name="T9">: </text:span><text:span text:style-name="T9">url</text:span><text:span text:style-name="T9">(</text:span><text:span text:style-name="T9">https://upload.wikimedia.org/wikipedia/commons/6/67/Firefox_Logo%2C_2017.svg</text:span><text:span text:style-name="T9">);</text:span></text:p>
      <text:p text:style-name="P7">    <text:span text:style-name="T9">background-position</text:span><text:span text:style-name="T9">: </text:span><text:span text:style-name="T9">left</text:span><text:span text:style-name="T9">;</text:span></text:p>
      <text:p text:style-name="P7">    <text:span text:style-name="T9">background-size</text:span><text:span text:style-name="T9">: </text:span><text:span text:style-name="T9">contain</text:span><text:span text:style-name="T9">;</text:span></text:p>
      <text:p text:style-name="P7">    <text:span text:style-name="T9">background-repeat</text:span><text:span text:style-name="T9">: </text:span><text:span text:style-name="T9">no-repeat</text:span><text:span text:style-name="T9">;</text:span></text:p>
      <text:p text:style-name="P5">}</text:p>
      <text:p text:style-name="P3"/>
      <text:p text:style-name="P5">#div4 {</text:p>
      <text:p text:style-name="P7">    <text:span text:style-name="T9">width</text:span><text:span text:style-name="T9">: </text:span><text:span text:style-name="T9">80%</text:span><text:span text:style-name="T9">;</text:span></text:p>
      <text:p text:style-name="P7">    <text:span text:style-name="T9">height</text:span><text:span text:style-name="T9">: </text:span><text:span text:style-name="T9">130px</text:span><text:span text:style-name="T9">;</text:span></text:p>
      <text:p text:style-name="P7">    <text:span text:style-name="T9">font-size</text:span><text:span text:style-name="T9">: </text:span><text:span text:style-name="T9">40px</text:span><text:span text:style-name="T9">;</text:span></text:p>
      <text:p text:style-name="P7">    <text:span text:style-name="T9">background-color</text:span><text:span text:style-name="T9">: </text:span><text:span text:style-name="T9">rgba</text:span><text:span text:style-name="T9">(</text:span><text:span text:style-name="T9">255</text:span><text:span text:style-name="T9">, </text:span><text:span text:style-name="T9">255</text:span><text:span text:style-name="T9">, </text:span><text:span text:style-name="T9">0</text:span><text:span text:style-name="T9">, </text:span><text:span text:style-name="T9">0.4</text:span><text:span text:style-name="T9">);</text:span></text:p>
      <text:p text:style-name="P7"/>
      <text:p text:style-name="P5">}</text:p>
      <text:p text:style-name="P7"/>
      <text:p text:style-name="P5">#div4text {</text:p>
      <text:p text:style-name="P7">    <text:span text:style-name="T9">position</text:span><text:span text:style-name="T9">: </text:span><text:span text:style-name="T9">relative</text:span><text:span text:style-name="T9">; </text:span><text:span text:style-name="T9">top</text:span><text:span text:style-name="T9">: </text:span><text:span text:style-name="T9">50%</text:span><text:span text:style-name="T9">;</text:span></text:p>
      <text:p text:style-name="P7">    <text:span text:style-name="T9">transform</text:span><text:span text:style-name="T9">: </text:span><text:span text:style-name="T9">translateY</text:span><text:span text:style-name="T9">(</text:span><text:span text:style-name="T9">-50%</text:span><text:span text:style-name="T9">)</text:span></text:p>
      <text:p text:style-name="P5">}</text:p>
      <text:p text:style-name="P7"/>
      <text:p text:style-name="P5">#div2:hover {</text:p>
      <text:p text:style-name="P7">    <text:span text:style-name="T9">float</text:span><text:span text:style-name="T9">: </text:span><text:span text:style-name="T9">right</text:span><text:span text:style-name="T9">;</text:span></text:p>
      <text:p text:style-name="P5">}</text:p>
      <text:p text:style-name="P2"><text:line-break/><text:line-break/></text:p>
      <text:p text:style-name="P5">/*</text:p>
      <text:p text:style-name="P5">#div1 {</text:p>
      <text:p text:style-name="P7">    <text:span text:style-name="T9">box-shadow: 0px 0px 10px black;</text:span></text:p>
      <text:p text:style-name="P7">    <text:span text:style-name="T9">width: 80%;</text:span></text:p>
      <text:p text:style-name="P7">    <text:span text:style-name="T9">height: 80px; </text:span></text:p>
      <text:p text:style-name="P7">    <text:span text:style-name="T9">font-size: 20px;</text:span></text:p>
      <text:p text:style-name="P7">    <text:span text:style-name="T9">margin: 3% auto 3% auto;</text:span></text:p>
      <text:p text:style-name="P5">}</text:p>
      <text:p text:style-name="P7"/>
      <text:p text:style-name="P5">#div2 {</text:p>
      <text:p text:style-name="P7">    <text:span text:style-name="T9">width: 80%;</text:span></text:p>
      <text:p text:style-name="P7">    <text:span text:style-name="T9">height: 120px;</text:span></text:p>
      <text:p text:style-name="P7">    <text:span text:style-name="T9">font-size: 15px;</text:span></text:p>
      <text:p text:style-name="P7">    <text:span text:style-name="T9">margin-left: 5%;</text:span></text:p>
      <text:p text:style-name="P7">    <text:span text:style-name="T9">margin-bottom: 3%;</text:span></text:p>
      <text:p text:style-name="P5">}</text:p>
      <text:p text:style-name="P7"/>
      <text:p text:style-name="P5">#div3 {</text:p>
      <text:p text:style-name="P7">    <text:span text:style-name="T9">width: 80%;</text:span></text:p>
      <text:p text:style-name="P7">    <text:span text:style-name="T9">height: 150px;</text:span></text:p>
      <text:p text:style-name="P7">    <text:span text:style-name="T9">margin-left: 3%;</text:span></text:p>
      <text:p text:style-name="P5">}</text:p>
      <text:p text:style-name="P7"/>
      <text:p text:style-name="P5"><text:soft-page-break/>#div4 {</text:p>
      <text:p text:style-name="P7">    <text:span text:style-name="T9">width: 80%;</text:span></text:p>
      <text:p text:style-name="P7">    <text:span text:style-name="T9">height: 100px;</text:span></text:p>
      <text:p text:style-name="P7">    <text:span text:style-name="T9">margin-left: 0%;</text:span></text:p>
      <text:p text:style-name="P5">}</text:p>
      <text:p text:style-name="P5">*/</text:p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'Courier New', monospace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one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none" fo:country="non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ino Kerkhof</meta:initial-creator>
    <meta:creation-date>2020-04-20T09:29:52.33</meta:creation-date>
    <meta:document-statistic meta:table-count="0" meta:image-count="0" meta:object-count="0" meta:page-count="10" meta:paragraph-count="327" meta:word-count="699" meta:character-count="7720"/>
    <dc:date>2020-04-20T09:32:35.71</dc:date>
    <dc:creator>Tino Kerkhof</dc:creator>
    <meta:editing-duration>PT2M43S</meta:editing-duration>
    <meta:editing-cycles>1</meta:editing-cycles>
    <meta:generator>OpenOffice/4.1.7$Win32 OpenOffice.org_project/417m1$Build-9800</meta:generator>
  </office:meta>
</office:document-meta>
</file>